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text-indent="0cm"/>
      <style:text-properties fo:font-size="8pt"/>
    </style:style>
    <style:style style:name="T1" style:family="text">
      <style:text-properties fo:font-size="12pt"/>
    </style:style>
    <style:style style:name="T2" style:family="text">
      <style:text-properties fo:font-size="10pt"/>
    </style:style>
    <style:style style:name="T3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51cm" svg:height="3cm" svg:x="5.734cm" svg:y="21.63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5.1cm" svg:height="1.6cm" svg:x="6.285cm" svg:y="4.135cm">
          <text:p text:style-name="P2"><text:span text:style-name="T1">XM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5.1cm" svg:height="1.6cm" svg:x="15.135cm" svg:y="4.135cm">
          <text:p text:style-name="P2"><text:span text:style-name="T1">XSL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5" draw:layer="layout" svg:width="5.1cm" svg:height="1.6cm" svg:x="6.285cm" svg:y="13.135cm">
          <text:p text:style-name="P2"><text:span text:style-name="T1">XML+ID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7" draw:layer="layout" svg:width="5.1cm" svg:height="1.6cm" svg:x="6.285cm" svg:y="22.385cm">
          <text:p text:style-name="P2"><text:span text:style-name="T1">XHTML / XML-FO / ..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4" draw:layer="layout" svg:width="5.2cm" svg:height="1.8cm" svg:x="9.135cm" svg:y="8.335cm">
          <text:p text:style-name="P2"><text:span text:style-name="T1">ID Tagg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2" draw:layer="layout" svg:width="5.2cm" svg:height="1.8cm" svg:x="14.185cm" svg:y="12.935cm">
          <text:p text:style-name="P2"><text:span text:style-name="T1">ID Transf.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6" draw:layer="layout" svg:width="5.2cm" svg:height="1.8cm" svg:x="9.135cm" svg:y="17.385cm">
          <text:p text:style-name="P2"><text:span text:style-name="T1">XSLT Proc.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id="id8" draw:layer="layout" svg:width="5.2cm" svg:height="1.8cm" svg:x="3.135cm" svg:y="17.385cm">
          <text:p text:style-name="P2"><text:span text:style-name="T1">Propagate Modification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9" draw:layer="layout" svg:width="5.2cm" svg:height="1.8cm" svg:x="3.135cm" svg:y="8.285cm">
          <text:p text:style-name="P2"><text:span text:style-name="T1">Remove unused ID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6" draw:text-style-name="P1" draw:layer="layout" draw:type="line" svg:x1="17.685cm" svg:y1="5.735cm" svg:x2="16.784cm" svg:y2="12.935cm" draw:start-shape="id1" draw:start-glue-point="2" draw:end-shape="id2" draw:end-glue-point="4">
          <text:p text:style-name="P5"/>
        </draw:connector>
        <draw:connector draw:style-name="gr7" draw:text-style-name="P2" draw:layer="layout" draw:type="line" svg:x1="8.835cm" svg:y1="5.735cm" svg:x2="11.734cm" svg:y2="8.335cm" draw:start-shape="id3" draw:start-glue-point="2" draw:end-shape="id4" draw:end-glue-point="4">
          <text:p text:style-name="P2">Open</text:p>
        </draw:connector>
        <draw:connector draw:style-name="gr6" draw:text-style-name="P1" draw:layer="layout" draw:type="line" svg:x1="11.734cm" svg:y1="10.133cm" svg:x2="8.835cm" svg:y2="13.135cm" draw:start-shape="id4" draw:start-glue-point="8" draw:end-shape="id5" draw:end-glue-point="0">
          <text:p text:style-name="P5"/>
        </draw:connector>
        <draw:connector draw:style-name="gr6" draw:text-style-name="P1" draw:layer="layout" draw:type="line" svg:x1="8.835cm" svg:y1="14.735cm" svg:x2="11.734cm" svg:y2="17.385cm" draw:start-shape="id5" draw:start-glue-point="2" draw:end-shape="id6" draw:end-glue-point="4">
          <text:p text:style-name="P5"/>
        </draw:connector>
        <draw:connector draw:style-name="gr6" draw:text-style-name="P1" draw:layer="layout" draw:type="line" svg:x1="16.784cm" svg:y1="14.733cm" svg:x2="11.734cm" svg:y2="17.385cm" draw:start-shape="id2" draw:start-glue-point="8" draw:end-shape="id6" draw:end-glue-point="4">
          <text:p text:style-name="P5"/>
        </draw:connector>
        <draw:connector draw:style-name="gr6" draw:text-style-name="P1" draw:layer="layout" draw:type="line" svg:x1="11.734cm" svg:y1="19.183cm" svg:x2="8.835cm" svg:y2="22.385cm" draw:start-shape="id6" draw:start-glue-point="8" draw:end-shape="id7" draw:end-glue-point="0">
          <text:p text:style-name="P5"/>
        </draw:connector>
        <draw:connector draw:style-name="gr6" draw:text-style-name="P1" draw:layer="layout" draw:type="line" svg:x1="8.835cm" svg:y1="22.385cm" svg:x2="5.734cm" svg:y2="19.183cm" draw:start-shape="id7" draw:start-glue-point="0" draw:end-shape="id8" draw:end-glue-point="8">
          <text:p text:style-name="P5"/>
        </draw:connector>
        <draw:connector draw:style-name="gr6" draw:text-style-name="P1" draw:layer="layout" draw:type="line" svg:x1="5.734cm" svg:y1="17.385cm" svg:x2="8.835cm" svg:y2="14.735cm" draw:start-shape="id8" draw:start-glue-point="4" draw:end-shape="id5" draw:end-glue-point="2">
          <text:p text:style-name="P5"/>
        </draw:connector>
        <draw:connector draw:style-name="gr7" draw:text-style-name="P2" draw:layer="layout" draw:type="line" svg:x1="8.835cm" svg:y1="13.135cm" svg:x2="5.734cm" svg:y2="10.083cm" draw:start-shape="id5" draw:start-glue-point="0" draw:end-shape="id9" draw:end-glue-point="8">
          <text:p text:style-name="P2">Save</text:p>
        </draw:connector>
        <draw:connector draw:style-name="gr6" draw:text-style-name="P1" draw:layer="layout" draw:type="line" svg:x1="5.734cm" svg:y1="8.285cm" svg:x2="8.835cm" svg:y2="5.735cm" draw:start-shape="id9" draw:start-glue-point="4" draw:end-shape="id3" draw:end-glue-point="2">
          <text:p text:style-name="P5"/>
        </draw:connector>
        <draw:line draw:style-name="gr8" draw:text-style-name="P1" draw:layer="layout" svg:x1="3.135cm" svg:y1="6.385cm" svg:x2="21.135cm" svg:y2="6.385cm">
          <text:p text:style-name="P5"/>
        </draw:line>
        <draw:frame draw:style-name="gr9" draw:text-style-name="P6" draw:layer="layout" svg:width="2.39cm" svg:height="0.412cm" svg:x="3.385cm" svg:y="5.885cm">
          <draw:text-box>
            <text:p text:style-name="P5"><text:span text:style-name="T2">User Provided</text:span></text:p>
          </draw:text-box>
        </draw:frame>
        <draw:frame draw:style-name="gr9" draw:text-style-name="P6" draw:layer="layout" svg:width="1.175cm" svg:height="0.412cm" svg:x="3.385cm" svg:y="6.473cm">
          <draw:text-box>
            <text:p text:style-name="P5"><text:span text:style-name="T2">Engine</text:span></text:p>
          </draw:text-box>
        </draw:frame>
        <draw:custom-shape draw:style-name="gr2" draw:text-style-name="P3" draw:id="id10" draw:layer="layout" svg:width="5.1cm" svg:height="1.6cm" svg:x="14.785cm" svg:y="22.385cm">
          <text:p text:style-name="P2"><text:span text:style-name="T1">Document specific CS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4.785cm" svg:y1="23.185cm" svg:x2="11.385cm" svg:y2="23.185cm" draw:start-shape="id10" draw:start-glue-point="3" draw:end-shape="id7" draw:end-glue-point="1">
          <text:p text:style-name="P5"/>
        </draw:connector>
        <draw:frame draw:style-name="gr9" draw:text-style-name="P6" draw:layer="layout" svg:width="0.667cm" svg:height="0.412cm" svg:x="19.468cm" svg:y="21.723cm">
          <draw:text-box>
            <text:p text:style-name="P5"><text:span text:style-name="T2">Edit</text:span></text:p>
          </draw:text-box>
        </draw:frame>
        <draw:frame draw:style-name="gr9" draw:text-style-name="P7" draw:layer="layout" svg:width="0.95cm" svg:height="0.331cm" svg:x="10.185cm" svg:y="4.304cm">
          <draw:text-box>
            <text:p text:style-name="P5"><text:span text:style-name="T3">Persist</text:span></text:p>
          </draw:text-box>
        </draw:frame>
        <draw:frame draw:style-name="gr9" draw:text-style-name="P7" draw:layer="layout" svg:width="0.95cm" svg:height="0.331cm" svg:x="18.935cm" svg:y="4.304cm">
          <draw:text-box>
            <text:p text:style-name="P5"><text:span text:style-name="T3">Persist</text:span></text:p>
          </draw:text-box>
        </draw:frame>
        <draw:frame draw:style-name="gr9" draw:text-style-name="P7" draw:layer="layout" svg:width="0.95cm" svg:height="0.331cm" svg:x="18.685cm" svg:y="22.554cm">
          <draw:text-box>
            <text:p text:style-name="P5"><text:span text:style-name="T3">Persi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3$Build-8968</meta:generator>
    <meta:initial-creator>Andreas Wuest</meta:initial-creator>
    <meta:creation-date>2006-04-26T23:35:31</meta:creation-date>
    <dc:creator>Andreas Wuest</dc:creator>
    <dc:date>2006-04-27T23:18:22</dc:date>
    <dc:language>en-US</dc:language>
    <meta:editing-cycles>4</meta:editing-cycles>
    <meta:editing-duration>PT2H39M58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